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aco, Consolas, 'Courier New', monospace"/>
    <style:font-face style:name="Open Sans" svg:font-family="'Open Sans', Arial, sans-serif"/>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25in" fo:text-align="justify" style:justify-single-word="false" fo:widows="1" fo:text-indent="0in" style:auto-text-indent="false" fo:padding="0in" fo:border="none"/>
      <style:text-properties fo:font-variant="normal" fo:text-transform="none" fo:color="#000000" style:font-name="Open Sans" fo:font-size="10.5pt" fo:letter-spacing="normal" fo:font-style="normal" fo:font-weight="normal"/>
    </style:style>
    <style:style style:name="P2" style:family="paragraph" style:parent-style-name="Text_20_body" style:list-style-name="L1">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3" style:family="paragraph" style:parent-style-name="Text_20_body" style:list-style-name="L2">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4" style:family="paragraph" style:parent-style-name="Preformatted_20_Text">
      <style:paragraph-properties fo:margin-left="0in" fo:margin-right="0in" fo:margin-top="0in" fo:margin-bottom="0.1043in" style:line-height-at-least="0.1665in" fo:widows="1" fo:text-indent="0in" style:auto-text-indent="false" fo:padding="0.052in" fo:border="0.0008in solid #d6d6d6"/>
      <style:text-properties fo:font-variant="normal" fo:text-transform="none" fo:color="#313131" style:font-name="Menlo" fo:font-size="9pt" fo:letter-spacing="normal" fo:font-style="normal" fo:font-weight="normal"/>
    </style:style>
    <style:style style:name="P5"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fo:letter-spacing="normal"/>
    </style:style>
    <style:style style:name="P6"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style:font-name="Menlo" fo:font-size="9pt" fo:letter-spacing="normal" fo:font-style="normal" fo:font-weight="normal"/>
    </style:style>
    <style:style style:name="P7" style:family="paragraph" style:parent-style-name="Preformatted_20_Text">
      <style:paragraph-properties fo:margin-top="0in" fo:margin-bottom="0.1043in" style:line-height-at-least="0.1665in" fo:widows="1" fo:padding="0.052in" fo:border="0.0008in solid #d6d6d6"/>
      <style:text-properties fo:font-variant="normal" fo:text-transform="none" fo:color="#666600" style:font-name="Menlo" fo:font-size="9pt" fo:letter-spacing="normal" fo:font-style="normal" fo:font-weight="normal"/>
    </style:style>
    <style:style style:name="P8" style:family="paragraph" style:parent-style-name="Preformatted_20_Text">
      <style:paragraph-properties fo:margin-top="0in" fo:margin-bottom="0.1043in" style:line-height-at-least="0.1665in" fo:widows="1" fo:padding="0.052in" fo:border="0.0008in solid #d6d6d6"/>
      <style:text-properties fo:font-variant="normal" fo:text-transform="none" fo:color="#7f0055" style:font-name="Menlo" fo:font-size="9pt" fo:letter-spacing="normal" fo:font-style="normal" fo:font-weight="normal"/>
    </style:style>
    <style:style style:name="P9" style:family="paragraph" style:parent-style-name="Preformatted_20_Text">
      <style:paragraph-properties fo:margin-top="0in" fo:margin-bottom="0.1043in" style:line-height-at-least="0.1665in" fo:widows="1" fo:padding="0.052in" fo:border="0.0008in solid #d6d6d6"/>
      <style:text-properties fo:font-variant="normal" fo:text-transform="none" fo:color="#7f0055" fo:letter-spacing="normal"/>
    </style:style>
    <style:style style:name="P10" style:family="paragraph" style:parent-style-name="Preformatted_20_Text">
      <style:paragraph-properties fo:margin-top="0in" fo:margin-bottom="0.1043in" style:line-height-at-least="0.1665in" fo:widows="1" fo:padding="0.052in" fo:border="0.0008in solid #d6d6d6"/>
      <style:text-properties fo:font-variant="normal" fo:text-transform="none" fo:color="#000088" style:font-name="Menlo" fo:font-size="9pt" fo:letter-spacing="normal" fo:font-style="normal" fo:font-weight="normal"/>
    </style:style>
    <style:style style:name="P11" style:family="paragraph" style:parent-style-name="Preformatted_20_Text">
      <style:paragraph-properties fo:margin-top="0in" fo:margin-bottom="0.1043in" style:line-height-at-least="0.1665in" fo:widows="1" fo:padding="0.052in" fo:border="0.0008in solid #d6d6d6"/>
    </style:style>
    <style:style style:name="P12" style:family="paragraph" style:parent-style-name="Heading_20_2">
      <style:paragraph-properties fo:margin-left="0in" fo:margin-right="0in" fo:widows="1" fo:text-indent="0in" style:auto-text-indent="false" fo:padding="0in" fo:border="none"/>
      <style:text-properties fo:font-variant="normal" fo:text-transform="none" fo:color="#121214" style:font-name="Open Sans" fo:letter-spacing="-0.0102in" fo:font-style="normal" fo:font-weight="normal"/>
    </style:style>
    <style:style style:name="T1" style:family="text">
      <style:text-properties fo:font-weight="bold"/>
    </style:style>
    <style:style style:name="T2" style:family="text">
      <style:text-properties fo:color="#000088"/>
    </style:style>
    <style:style style:name="T3" style:family="text">
      <style:text-properties fo:color="#000088" style:font-name="Menlo" fo:font-size="9pt" fo:font-style="normal" fo:font-weight="normal"/>
    </style:style>
    <style:style style:name="T4" style:family="text">
      <style:text-properties fo:color="#7f0055"/>
    </style:style>
    <style:style style:name="T5" style:family="text">
      <style:text-properties fo:color="#7f0055" style:font-name="Menlo" fo:font-size="9pt" fo:font-style="normal" fo:font-weight="normal"/>
    </style:style>
    <style:style style:name="T6" style:family="text">
      <style:text-properties fo:color="#666600"/>
    </style:style>
    <style:style style:name="T7" style:family="text">
      <style:text-properties fo:color="#666600" style:font-name="Menlo" fo:font-size="9pt" fo:font-style="normal" fo:font-weight="normal"/>
    </style:style>
    <style:style style:name="T8" style:family="text">
      <style:text-properties style:font-name="Menlo" fo:font-size="9pt" fo:font-style="normal" fo:font-weight="normal"/>
    </style:style>
    <style:style style:name="T9" style:family="text">
      <style:text-properties fo:color="#006666"/>
    </style:style>
    <style:style style:name="T10" style:family="text">
      <style:text-properties fo:color="#006666" style:font-name="Menlo" fo:font-size="9pt" fo:font-style="normal" fo:font-weight="normal"/>
    </style:style>
    <style:style style:name="T11" style:family="text">
      <style:text-properties fo:color="#008800"/>
    </style:style>
    <style:style style:name="T12" style:family="text">
      <style:text-properties fo:color="#008800" style:font-name="Menlo" fo:font-size="9pt" fo:font-style="normal" fo:font-weight="normal"/>
    </style:style>
    <style:style style:name="T13" style:family="text">
      <style:text-properties fo:color="#880000" style:font-name="Menlo" fo:font-size="9pt"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 us try an example of using Hibernate to provide Java persistence in a standalone application. We will go through different steps involved in creating Java Application using Hibernate technology.</text:p>
      <text:h text:style-name="P12" text:outline-level="2">Create POJO Classes:</text:h>
      <text:p text:style-name="P1">The first step in creating an application is to build the Java POJO class or classes, depending on the application that will be persisted to the database. Let us consider our <text:span text:style-name="T1">Employee</text:span>class with <text:span text:style-name="T1">getXXX</text:span> and <text:span text:style-name="T1">setXXX</text:span> methods to make it JavaBeans compliant class.</text:p>
      <text:p text:style-name="P1">A POJO (Plain Old Java Object) is a Java object that doesn't extend or implement some specialized classes and interfaces respectively required by the EJB framework. All normal Java objects are POJO.</text:p>
      <text:p text:style-name="P1">When you design a classs to be persisted by Hibernate, it's important to provide JavaBeans compliant code as well as one attribute which would work as index like <text:span text:style-name="T1">id</text:span> attribute in the Employee class.</text:p>
      <text:p text:style-name="P4"><text:span text:style-name="T2">public</text:span> <text:span text:style-name="T2">class</text:span> <text:span text:style-name="T4">Employee</text:span> <text:span text:style-name="T6">{</text:span></text:p>
      <text:p text:style-name="P5"><text:s text:c="3"/><text:span text:style-name="T3">private</text:span><text:span text:style-name="T8"> </text:span><text:span text:style-name="T3">int</text:span><text:span text:style-name="T8"> id</text:span><text:span text:style-name="T7">;</text:span></text:p>
      <text:p text:style-name="P5"><text:s text:c="3"/><text:span text:style-name="T3">private</text:span><text:span text:style-name="T8"> </text:span><text:span text:style-name="T5">String</text:span><text:span text:style-name="T8"> firstName</text:span><text:span text:style-name="T7">;</text:span><text:span text:style-name="T8"> </text:span></text:p>
      <text:p text:style-name="P5"><text:s text:c="3"/><text:span text:style-name="T3">private</text:span><text:span text:style-name="T8"> </text:span><text:span text:style-name="T5">String</text:span><text:span text:style-name="T8"> lastName</text:span><text:span text:style-name="T7">;</text:span><text:span text:style-name="T8"> <text:s text:c="2"/></text:span></text:p>
      <text:p text:style-name="P5"><text:s text:c="3"/><text:span text:style-name="T3">private</text:span><text:span text:style-name="T8"> </text:span><text:span text:style-name="T3">int</text:span><text:span text:style-name="T8"> salary</text:span><text:span text:style-name="T7">;</text:span><text:span text:style-name="T8"> <text:s/></text:span></text:p>
      <text:p text:style-name="P11"/>
      <text:p text:style-name="P5"><text:s text:c="3"/><text:span text:style-name="T3">public</text:span><text:span text:style-name="T8"> </text:span><text:span text:style-name="T5">Employee</text:span><text:span text:style-name="T7">()</text:span><text:span text:style-name="T8"> </text:span><text:span text:style-name="T7">{}</text:span></text:p>
      <text:p text:style-name="P5"><text:s text:c="3"/><text:span text:style-name="T3">public</text:span><text:span text:style-name="T8"> </text:span><text:span text:style-name="T5">Employee</text:span><text:span text:style-name="T7">(</text:span><text:span text:style-name="T5">String</text:span><text:span text:style-name="T8"> fname</text:span><text:span text:style-name="T7">,</text:span><text:span text:style-name="T8"> </text:span><text:span text:style-name="T5">String</text:span><text:span text:style-name="T8"> lname</text:span><text:span text:style-name="T7">,</text:span><text:span text:style-name="T8"> </text:span><text:span text:style-name="T3">int</text:span><text:span text:style-name="T8"> salary</text:span><text:span text:style-name="T7">)</text:span><text:span text:style-name="T8"> </text:span><text:span text:style-name="T7">{</text:span></text:p>
      <text:p text:style-name="P5"><text:s text:c="6"/><text:span text:style-name="T3">this</text:span><text:span text:style-name="T7">.</text:span><text:span text:style-name="T8">firstName </text:span><text:span text:style-name="T7">=</text:span><text:span text:style-name="T8"> fname</text:span><text:span text:style-name="T7">;</text:span></text:p>
      <text:p text:style-name="P5"><text:s text:c="6"/><text:span text:style-name="T3">this</text:span><text:span text:style-name="T7">.</text:span><text:span text:style-name="T8">lastName </text:span><text:span text:style-name="T7">=</text:span><text:span text:style-name="T8"> lname</text:span><text:span text:style-name="T7">;</text:span></text:p>
      <text:p text:style-name="P5"><text:s text:c="6"/><text:span text:style-name="T3">this</text:span><text:span text:style-name="T7">.</text:span><text:span text:style-name="T8">salary </text:span><text:span text:style-name="T7">=</text:span><text:span text:style-name="T8"> salary</text:span><text:span text:style-name="T7">;</text:span></text:p>
      <text:p text:style-name="P5"><text:s text:c="3"/><text:span text:style-name="T7">}</text:span></text:p>
      <text:p text:style-name="P5"><text:s text:c="3"/><text:span text:style-name="T3">public</text:span><text:span text:style-name="T8"> </text:span><text:span text:style-name="T3">int</text:span><text:span text:style-name="T8"> getId</text:span><text:span text:style-name="T7">()</text:span><text:span text:style-name="T8"> </text:span><text:span text:style-name="T7">{</text:span></text:p>
      <text:p text:style-name="P5"><text:s text:c="6"/><text:span text:style-name="T3">return</text:span><text:span text:style-name="T8"> id</text:span><text:span text:style-name="T7">;</text:span></text:p>
      <text:p text:style-name="P5"><text:s text:c="3"/><text:span text:style-name="T7">}</text:span></text:p>
      <text:p text:style-name="P5"><text:s text:c="3"/><text:span text:style-name="T3">public</text:span><text:span text:style-name="T8"> </text:span><text:span text:style-name="T3">void</text:span><text:span text:style-name="T8"> setId</text:span><text:span text:style-name="T7">(</text:span><text:span text:style-name="T8"> </text:span><text:span text:style-name="T3">int</text:span><text:span text:style-name="T8"> id </text:span><text:span text:style-name="T7">)</text:span><text:span text:style-name="T8"> </text:span><text:span text:style-name="T7">{</text:span></text:p>
      <text:p text:style-name="P5"><text:s text:c="6"/><text:span text:style-name="T3">this</text:span><text:span text:style-name="T7">.</text:span><text:span text:style-name="T8">id </text:span><text:span text:style-name="T7">=</text:span><text:span text:style-name="T8"> id</text:span><text:span text:style-name="T7">;</text:span></text:p>
      <text:p text:style-name="P5"><text:s text:c="3"/><text:span text:style-name="T7">}</text:span></text:p>
      <text:p text:style-name="P5"><text:s text:c="3"/><text:span text:style-name="T3">public</text:span><text:span text:style-name="T8"> </text:span><text:span text:style-name="T5">String</text:span><text:span text:style-name="T8"> getFirstName</text:span><text:span text:style-name="T7">()</text:span><text:span text:style-name="T8"> </text:span><text:span text:style-name="T7">{</text:span></text:p>
      <text:p text:style-name="P5"><text:s text:c="6"/><text:span text:style-name="T3">return</text:span><text:span text:style-name="T8"> firstName</text:span><text:span text:style-name="T7">;</text:span></text:p>
      <text:p text:style-name="P5"><text:s text:c="3"/><text:span text:style-name="T7">}</text:span></text:p>
      <text:p text:style-name="P5"><text:s text:c="3"/><text:span text:style-name="T3">public</text:span><text:span text:style-name="T8"> </text:span><text:span text:style-name="T3">void</text:span><text:span text:style-name="T8"> setFirstName</text:span><text:span text:style-name="T7">(</text:span><text:span text:style-name="T8"> </text:span><text:span text:style-name="T5">String</text:span><text:span text:style-name="T8"> first_name </text:span><text:span text:style-name="T7">)</text:span><text:span text:style-name="T8"> </text:span><text:span text:style-name="T7">{</text:span></text:p>
      <text:p text:style-name="P5"><text:s text:c="6"/><text:span text:style-name="T3">this</text:span><text:span text:style-name="T7">.</text:span><text:span text:style-name="T8">firstName </text:span><text:span text:style-name="T7">=</text:span><text:span text:style-name="T8"> first_name</text:span><text:span text:style-name="T7">;</text:span></text:p>
      <text:p text:style-name="P5"><text:soft-page-break/><text:s text:c="3"/><text:span text:style-name="T7">}</text:span></text:p>
      <text:p text:style-name="P5"><text:s text:c="3"/><text:span text:style-name="T3">public</text:span><text:span text:style-name="T8"> </text:span><text:span text:style-name="T5">String</text:span><text:span text:style-name="T8"> getLastName</text:span><text:span text:style-name="T7">()</text:span><text:span text:style-name="T8"> </text:span><text:span text:style-name="T7">{</text:span></text:p>
      <text:p text:style-name="P5"><text:s text:c="6"/><text:span text:style-name="T3">return</text:span><text:span text:style-name="T8"> lastName</text:span><text:span text:style-name="T7">;</text:span></text:p>
      <text:p text:style-name="P5"><text:s text:c="3"/><text:span text:style-name="T7">}</text:span></text:p>
      <text:p text:style-name="P5"><text:s text:c="3"/><text:span text:style-name="T3">public</text:span><text:span text:style-name="T8"> </text:span><text:span text:style-name="T3">void</text:span><text:span text:style-name="T8"> setLastName</text:span><text:span text:style-name="T7">(</text:span><text:span text:style-name="T8"> </text:span><text:span text:style-name="T5">String</text:span><text:span text:style-name="T8"> last_name </text:span><text:span text:style-name="T7">)</text:span><text:span text:style-name="T8"> </text:span><text:span text:style-name="T7">{</text:span></text:p>
      <text:p text:style-name="P5"><text:s text:c="6"/><text:span text:style-name="T3">this</text:span><text:span text:style-name="T7">.</text:span><text:span text:style-name="T8">lastName </text:span><text:span text:style-name="T7">=</text:span><text:span text:style-name="T8"> last_name</text:span><text:span text:style-name="T7">;</text:span></text:p>
      <text:p text:style-name="P5"><text:s text:c="3"/><text:span text:style-name="T7">}</text:span></text:p>
      <text:p text:style-name="P5"><text:s text:c="3"/><text:span text:style-name="T3">public</text:span><text:span text:style-name="T8"> </text:span><text:span text:style-name="T3">int</text:span><text:span text:style-name="T8"> getSalary</text:span><text:span text:style-name="T7">()</text:span><text:span text:style-name="T8"> </text:span><text:span text:style-name="T7">{</text:span></text:p>
      <text:p text:style-name="P5"><text:s text:c="6"/><text:span text:style-name="T3">return</text:span><text:span text:style-name="T8"> salary</text:span><text:span text:style-name="T7">;</text:span></text:p>
      <text:p text:style-name="P5"><text:s text:c="3"/><text:span text:style-name="T7">}</text:span></text:p>
      <text:p text:style-name="P5"><text:s text:c="3"/><text:span text:style-name="T3">public</text:span><text:span text:style-name="T8"> </text:span><text:span text:style-name="T3">void</text:span><text:span text:style-name="T8"> setSalary</text:span><text:span text:style-name="T7">(</text:span><text:span text:style-name="T8"> </text:span><text:span text:style-name="T3">int</text:span><text:span text:style-name="T8"> salary </text:span><text:span text:style-name="T7">)</text:span><text:span text:style-name="T8"> </text:span><text:span text:style-name="T7">{</text:span></text:p>
      <text:p text:style-name="P5"><text:s text:c="6"/><text:span text:style-name="T3">this</text:span><text:span text:style-name="T7">.</text:span><text:span text:style-name="T8">salary </text:span><text:span text:style-name="T7">=</text:span><text:span text:style-name="T8"> salary</text:span><text:span text:style-name="T7">;</text:span></text:p>
      <text:p text:style-name="P5"><text:s text:c="3"/><text:span text:style-name="T7">}</text:span></text:p>
      <text:p text:style-name="P7">}</text:p>
      <text:h text:style-name="P12" text:outline-level="2">Create Database Tables:</text:h>
      <text:p text:style-name="P1">Second step would be creating tables in your database. There would be one table corresponding to each object you are willing to provide persistence. Consider above objects need to be stored and retrieved into the following RDBMS table:</text:p>
      <text:p text:style-name="P4">create table EMPLOYEE <text:span text:style-name="T6">(</text:span></text:p>
      <text:p text:style-name="P5"><text:s text:c="3"/><text:span text:style-name="T8">id INT NOT NULL auto_increment</text:span><text:span text:style-name="T7">,</text:span></text:p>
      <text:p text:style-name="P5"><text:s text:c="3"/><text:span text:style-name="T8">first_name VARCHAR</text:span><text:span text:style-name="T7">(</text:span><text:span text:style-name="T10">20</text:span><text:span text:style-name="T7">)</text:span><text:span text:style-name="T8"> </text:span><text:span text:style-name="T3">default</text:span><text:span text:style-name="T8"> NULL</text:span><text:span text:style-name="T7">,</text:span></text:p>
      <text:p text:style-name="P5"><text:s text:c="3"/><text:span text:style-name="T8">last_name <text:s/>VARCHAR</text:span><text:span text:style-name="T7">(</text:span><text:span text:style-name="T10">20</text:span><text:span text:style-name="T7">)</text:span><text:span text:style-name="T8"> </text:span><text:span text:style-name="T3">default</text:span><text:span text:style-name="T8"> NULL</text:span><text:span text:style-name="T7">,</text:span></text:p>
      <text:p text:style-name="P5"><text:s text:c="3"/><text:span text:style-name="T8">salary <text:s text:c="4"/>INT <text:s/></text:span><text:span text:style-name="T3">default</text:span><text:span text:style-name="T8"> NULL</text:span><text:span text:style-name="T7">,</text:span></text:p>
      <text:p text:style-name="P5"><text:s text:c="3"/><text:span text:style-name="T8">PRIMARY KEY </text:span><text:span text:style-name="T7">(</text:span><text:span text:style-name="T8">id</text:span><text:span text:style-name="T7">)</text:span></text:p>
      <text:p text:style-name="P7">);</text:p>
      <text:h text:style-name="P12" text:outline-level="2">Create Mapping Configuration File:</text:h>
      <text:p text:style-name="P1">This step is to create a mapping file that instructs Hibernate how to map the defined class or classes to the database tables.</text:p>
      <text:p text:style-name="P4"><text:span text:style-name="T6">&lt;?</text:span>xml version<text:span text:style-name="T6">=</text:span><text:span text:style-name="T11">"1.0"</text:span> encoding<text:span text:style-name="T6">=</text:span><text:span text:style-name="T11">"utf-8"</text:span><text:span text:style-name="T6">?&gt;</text:span></text:p>
      <text:p text:style-name="P8">&lt;!DOCTYPE hibernate-mapping PUBLIC </text:p>
      <text:p text:style-name="P9"><text:s/><text:span text:style-name="T8">"-//Hibernate/Hibernate Mapping DTD//EN"</text:span></text:p>
      <text:p text:style-name="P5"><text:soft-page-break/><text:span text:style-name="T4"><text:s/></text:span><text:span text:style-name="T5">"http://www.hibernate.org/dtd/hibernate-mapping-3.0.dtd"&gt;</text:span><text:span text:style-name="T8"> </text:span></text:p>
      <text:p text:style-name="P11"/>
      <text:p text:style-name="P10">&lt;hibernate-mapping&gt;</text:p>
      <text:p text:style-name="P5"><text:s text:c="3"/><text:span text:style-name="T3">&lt;class</text:span><text:span text:style-name="T8"> </text:span><text:span text:style-name="T5">name</text:span><text:span text:style-name="T7">=</text:span><text:span text:style-name="T12">"Employee"</text:span><text:span text:style-name="T8"> </text:span><text:span text:style-name="T5">table</text:span><text:span text:style-name="T7">=</text:span><text:span text:style-name="T12">"EMPLOYEE"</text:span><text:span text:style-name="T3">&gt;</text:span></text:p>
      <text:p text:style-name="P5"><text:s text:c="6"/><text:span text:style-name="T3">&lt;meta</text:span><text:span text:style-name="T8"> </text:span><text:span text:style-name="T5">attribute</text:span><text:span text:style-name="T7">=</text:span><text:span text:style-name="T12">"class-description"</text:span><text:span text:style-name="T3">&gt;</text:span></text:p>
      <text:p text:style-name="P5"><text:s text:c="9"/><text:span text:style-name="T8">This class contains the employee detail. </text:span></text:p>
      <text:p text:style-name="P5"><text:s text:c="6"/><text:span text:style-name="T3">&lt;/meta&gt;</text:span></text:p>
      <text:p text:style-name="P5"><text:s text:c="6"/><text:span text:style-name="T3">&lt;id</text:span><text:span text:style-name="T8"> </text:span><text:span text:style-name="T5">name</text:span><text:span text:style-name="T7">=</text:span><text:span text:style-name="T12">"id"</text:span><text:span text:style-name="T8"> </text:span><text:span text:style-name="T5">type</text:span><text:span text:style-name="T7">=</text:span><text:span text:style-name="T12">"int"</text:span><text:span text:style-name="T8"> </text:span><text:span text:style-name="T5">column</text:span><text:span text:style-name="T7">=</text:span><text:span text:style-name="T12">"id"</text:span><text:span text:style-name="T3">&gt;</text:span></text:p>
      <text:p text:style-name="P5"><text:s text:c="9"/><text:span text:style-name="T3">&lt;generator</text:span><text:span text:style-name="T8"> </text:span><text:span text:style-name="T5">class</text:span><text:span text:style-name="T7">=</text:span><text:span text:style-name="T12">"native"</text:span><text:span text:style-name="T3">/&gt;</text:span></text:p>
      <text:p text:style-name="P5"><text:s text:c="6"/><text:span text:style-name="T3">&lt;/id&gt;</text:span></text:p>
      <text:p text:style-name="P5"><text:s text:c="6"/><text:span text:style-name="T3">&lt;property</text:span><text:span text:style-name="T8"> </text:span><text:span text:style-name="T5">name</text:span><text:span text:style-name="T7">=</text:span><text:span text:style-name="T12">"firstName"</text:span><text:span text:style-name="T8"> </text:span><text:span text:style-name="T5">column</text:span><text:span text:style-name="T7">=</text:span><text:span text:style-name="T12">"first_name"</text:span><text:span text:style-name="T8"> </text:span><text:span text:style-name="T5">type</text:span><text:span text:style-name="T7">=</text:span><text:span text:style-name="T12">"string"</text:span><text:span text:style-name="T3">/&gt;</text:span></text:p>
      <text:p text:style-name="P5"><text:s text:c="6"/><text:span text:style-name="T3">&lt;property</text:span><text:span text:style-name="T8"> </text:span><text:span text:style-name="T5">name</text:span><text:span text:style-name="T7">=</text:span><text:span text:style-name="T12">"lastName"</text:span><text:span text:style-name="T8"> </text:span><text:span text:style-name="T5">column</text:span><text:span text:style-name="T7">=</text:span><text:span text:style-name="T12">"last_name"</text:span><text:span text:style-name="T8"> </text:span><text:span text:style-name="T5">type</text:span><text:span text:style-name="T7">=</text:span><text:span text:style-name="T12">"string"</text:span><text:span text:style-name="T3">/&gt;</text:span></text:p>
      <text:p text:style-name="P5"><text:s text:c="6"/><text:span text:style-name="T3">&lt;property</text:span><text:span text:style-name="T8"> </text:span><text:span text:style-name="T5">name</text:span><text:span text:style-name="T7">=</text:span><text:span text:style-name="T12">"salary"</text:span><text:span text:style-name="T8"> </text:span><text:span text:style-name="T5">column</text:span><text:span text:style-name="T7">=</text:span><text:span text:style-name="T12">"salary"</text:span><text:span text:style-name="T8"> </text:span><text:span text:style-name="T5">type</text:span><text:span text:style-name="T7">=</text:span><text:span text:style-name="T12">"int"</text:span><text:span text:style-name="T3">/&gt;</text:span></text:p>
      <text:p text:style-name="P5"><text:s text:c="3"/><text:span text:style-name="T3">&lt;/class&gt;</text:span></text:p>
      <text:p text:style-name="P10">&lt;/hibernate-mapping&gt;</text:p>
      <text:p text:style-name="P1">You should save the mapping document in a file with the format &lt;classname&gt;.hbm.xml. We saved our mapping document in the file Employee.hbm.xml. Let us see little detail about the mapping document:</text:p>
      <text:list xml:id="list9137158743623745054" text:style-name="L1">
        <text:list-item>
          <text:p text:style-name="P2">The mapping document is an XML document having &lt;hibernate-mapping&gt; as the root element which contains all the &lt;class&gt; elements.</text:p>
        </text:list-item>
        <text:list-item>
          <text:p text:style-name="P2">The <text:span text:style-name="T1">&lt;class&gt;</text:span> elements are used to define specific mappings from a Java classes to the database tables. The Java class name is specified using the <text:span text:style-name="T1">name</text:span> attribute of the class element and the database table name is specified using the <text:span text:style-name="T1">table</text:span>attribute.</text:p>
        </text:list-item>
        <text:list-item>
          <text:p text:style-name="P2">The <text:span text:style-name="T1">&lt;meta&gt;</text:span> element is optional element and can be used to create the class description.</text:p>
        </text:list-item>
        <text:list-item>
          <text:p text:style-name="P2">The <text:span text:style-name="T1">&lt;id&gt;</text:span> element maps the unique ID attribute in class to the primary key of the database table. The <text:span text:style-name="T1">name</text:span> attribute of the id element refers to the property in the class and the <text:span text:style-name="T1">column</text:span> attribute refers to the column in the database table. The<text:span text:style-name="T1">type</text:span> attribute holds the hibernate mapping type, this mapping types will convert from Java to SQL data type.</text:p>
        </text:list-item>
        <text:list-item>
          <text:p text:style-name="P2">The <text:span text:style-name="T1">&lt;generator&gt;</text:span> element within the id element is used to automatically generate the primary key values. Set the <text:span text:style-name="T1">class</text:span> attribute of the generator element is set to<text:span text:style-name="T1">native</text:span> to let hibernate pick up either <text:span text:style-name="T1">identity, sequence</text:span> or <text:span text:style-name="T1">hilo</text:span> algorithm to create primary key depending upon the capabilities of the underlying database.</text:p>
        </text:list-item>
        <text:list-item>
          <text:p text:style-name="P2">The <text:span text:style-name="T1">&lt;property&gt;</text:span> element is used to map a Java class property to a column in the database table. The <text:span text:style-name="T1">name</text:span> attribute of the element refers to the property in the class and the <text:span text:style-name="T1">column</text:span> attribute refers to the column in the database table. The<text:span text:style-name="T1">type</text:span> attribute holds the hibernate mapping type, this <text:soft-page-break/>mapping types will convert from Java to SQL data type.</text:p>
        </text:list-item>
      </text:list>
      <text:p text:style-name="P1">There are other attributes and elements available which will be used in a mapping document and I would try to cover as many as possible while discussing other Hibernate related topics.</text:p>
      <text:h text:style-name="P12" text:outline-level="2">Create Application Class:</text:h>
      <text:p text:style-name="P1">Finally, we will create our application class with the main() method to run the application. We will use this application to save few Employee's records and then we will apply CRUD operations on those records.</text:p>
      <text:p text:style-name="P4"><text:span text:style-name="T2">import</text:span> java<text:span text:style-name="T6">.</text:span>util<text:span text:style-name="T6">.</text:span><text:span text:style-name="T4">List</text:span><text:span text:style-name="T6">;</text:span> </text:p>
      <text:p text:style-name="P6"><text:span text:style-name="T2">import</text:span> java<text:span text:style-name="T6">.</text:span>util<text:span text:style-name="T6">.</text:span><text:span text:style-name="T4">Date</text:span><text:span text:style-name="T6">;</text:span></text:p>
      <text:p text:style-name="P6"><text:span text:style-name="T2">import</text:span> java<text:span text:style-name="T6">.</text:span>util<text:span text:style-name="T6">.</text:span><text:span text:style-name="T4">Iterator</text:span><text:span text:style-name="T6">;</text:span> </text:p>
      <text:p text:style-name="P5"><text:s/></text:p>
      <text:p text:style-name="P6"><text:span text:style-name="T2">import</text:span> org<text:span text:style-name="T6">.</text:span>hibernate<text:span text:style-name="T6">.</text:span><text:span text:style-name="T4">HibernateException</text:span><text:span text:style-name="T6">;</text:span> </text:p>
      <text:p text:style-name="P6"><text:span text:style-name="T2">import</text:span> org<text:span text:style-name="T6">.</text:span>hibernate<text:span text:style-name="T6">.</text:span><text:span text:style-name="T4">Session</text:span><text:span text:style-name="T6">;</text:span> </text:p>
      <text:p text:style-name="P6"><text:span text:style-name="T2">import</text:span> org<text:span text:style-name="T6">.</text:span>hibernate<text:span text:style-name="T6">.</text:span><text:span text:style-name="T4">Transaction</text:span><text:span text:style-name="T6">;</text:span></text:p>
      <text:p text:style-name="P6"><text:span text:style-name="T2">import</text:span> org<text:span text:style-name="T6">.</text:span>hibernate<text:span text:style-name="T6">.</text:span><text:span text:style-name="T4">SessionFactory</text:span><text:span text:style-name="T6">;</text:span></text:p>
      <text:p text:style-name="P6"><text:span text:style-name="T2">import</text:span> org<text:span text:style-name="T6">.</text:span>hibernate<text:span text:style-name="T6">.</text:span>cfg<text:span text:style-name="T6">.</text:span><text:span text:style-name="T4">Configuration</text:span><text:span text:style-name="T6">;</text:span></text:p>
      <text:p text:style-name="P11"/>
      <text:p text:style-name="P6"><text:span text:style-name="T2">public</text:span> <text:span text:style-name="T2">class</text:span> <text:span text:style-name="T4">ManageEmployee</text:span> <text:span text:style-name="T6">{</text:span></text:p>
      <text:p text:style-name="P5"><text:s text:c="3"/><text:span text:style-name="T3">private</text:span><text:span text:style-name="T8"> </text:span><text:span text:style-name="T3">static</text:span><text:span text:style-name="T8"> </text:span><text:span text:style-name="T5">SessionFactory</text:span><text:span text:style-name="T8"> factory</text:span><text:span text:style-name="T7">;</text:span><text:span text:style-name="T8"> </text:span></text:p>
      <text:p text:style-name="P5"><text:s text:c="3"/><text:span text:style-name="T3">public</text:span><text:span text:style-name="T8"> </text:span><text:span text:style-name="T3">static</text:span><text:span text:style-name="T8"> </text:span><text:span text:style-name="T3">void</text:span><text:span text:style-name="T8"> main</text:span><text:span text:style-name="T7">(</text:span><text:span text:style-name="T5">String</text:span><text:span text:style-name="T7">[]</text:span><text:span text:style-name="T8"> args</text:span><text:span text:style-name="T7">)</text:span><text:span text:style-name="T8"> </text:span><text:span text:style-name="T7">{</text:span></text:p>
      <text:p text:style-name="P5"><text:s text:c="6"/><text:span text:style-name="T3">try</text:span><text:span text:style-name="T7">{</text:span></text:p>
      <text:p text:style-name="P5"><text:s text:c="9"/><text:span text:style-name="T8">factory </text:span><text:span text:style-name="T7">=</text:span><text:span text:style-name="T8"> </text:span><text:span text:style-name="T3">new</text:span><text:span text:style-name="T8"> </text:span><text:span text:style-name="T5">Configuration</text:span><text:span text:style-name="T7">().</text:span><text:span text:style-name="T8">configure</text:span><text:span text:style-name="T7">().</text:span><text:span text:style-name="T8">buildSessionFactory</text:span><text:span text:style-name="T7">();</text:span></text:p>
      <text:p text:style-name="P5"><text:s text:c="6"/><text:span text:style-name="T7">}</text:span><text:span text:style-name="T3">catch</text:span><text:span text:style-name="T8"> </text:span><text:span text:style-name="T7">(</text:span><text:span text:style-name="T5">Throwable</text:span><text:span text:style-name="T8"> ex</text:span><text:span text:style-name="T7">)</text:span><text:span text:style-name="T8"> </text:span><text:span text:style-name="T7">{</text:span><text:span text:style-name="T8"> </text:span></text:p>
      <text:p text:style-name="P5"><text:s text:c="9"/><text:span text:style-name="T5">System</text:span><text:span text:style-name="T7">.</text:span><text:span text:style-name="T8">err</text:span><text:span text:style-name="T7">.</text:span><text:span text:style-name="T8">println</text:span><text:span text:style-name="T7">(</text:span><text:span text:style-name="T12">"Failed to create sessionFactory object."</text:span><text:span text:style-name="T8"> </text:span><text:span text:style-name="T7">+</text:span><text:span text:style-name="T8"> ex</text:span><text:span text:style-name="T7">);</text:span></text:p>
      <text:p text:style-name="P5"><text:s text:c="9"/><text:span text:style-name="T3">throw</text:span><text:span text:style-name="T8"> </text:span><text:span text:style-name="T3">new</text:span><text:span text:style-name="T8"> </text:span><text:span text:style-name="T5">ExceptionInInitializerError</text:span><text:span text:style-name="T7">(</text:span><text:span text:style-name="T8">ex</text:span><text:span text:style-name="T7">);</text:span><text:span text:style-name="T8"> </text:span></text:p>
      <text:p text:style-name="P5"><text:s text:c="6"/><text:span text:style-name="T7">}</text:span></text:p>
      <text:p text:style-name="P5"><text:s text:c="6"/><text:span text:style-name="T5">ManageEmployee</text:span><text:span text:style-name="T8"> ME </text:span><text:span text:style-name="T7">=</text:span><text:span text:style-name="T8"> </text:span><text:span text:style-name="T3">new</text:span><text:span text:style-name="T8"> </text:span><text:span text:style-name="T5">ManageEmployee</text:span><text:span text:style-name="T7">();</text:span></text:p>
      <text:p text:style-name="P11"/>
      <text:p text:style-name="P5"><text:s text:c="6"/><text:span text:style-name="T13">/* Add few employee records in database */</text:span></text:p>
      <text:p text:style-name="P5"><text:s text:c="6"/><text:span text:style-name="T5">Integer</text:span><text:span text:style-name="T8"> empID1 </text:span><text:span text:style-name="T7">=</text:span><text:span text:style-name="T8"> ME</text:span><text:span text:style-name="T7">.</text:span><text:span text:style-name="T8">addEmployee</text:span><text:span text:style-name="T7">(</text:span><text:span text:style-name="T12">"Zara"</text:span><text:span text:style-name="T7">,</text:span><text:span text:style-name="T8"> </text:span><text:span text:style-name="T12">"Ali"</text:span><text:span text:style-name="T7">,</text:span><text:span text:style-name="T8"> </text:span><text:span text:style-name="T10">1000</text:span><text:span text:style-name="T7">);</text:span></text:p>
      <text:p text:style-name="P5"><text:s text:c="6"/><text:span text:style-name="T5">Integer</text:span><text:span text:style-name="T8"> empID2 </text:span><text:span text:style-name="T7">=</text:span><text:span text:style-name="T8"> ME</text:span><text:span text:style-name="T7">.</text:span><text:span text:style-name="T8">addEmployee</text:span><text:span text:style-name="T7">(</text:span><text:span text:style-name="T12">"Daisy"</text:span><text:span text:style-name="T7">,</text:span><text:span text:style-name="T8"> </text:span><text:span text:style-name="T12">"Das"</text:span><text:span text:style-name="T7">,</text:span><text:span text:style-name="T8"> </text:span><text:span text:style-name="T10">5000</text:span><text:span text:style-name="T7">);</text:span></text:p>
      <text:p text:style-name="P5"><text:s text:c="6"/><text:span text:style-name="T5">Integer</text:span><text:span text:style-name="T8"> empID3 </text:span><text:span text:style-name="T7">=</text:span><text:span text:style-name="T8"> ME</text:span><text:span text:style-name="T7">.</text:span><text:span text:style-name="T8">addEmployee</text:span><text:span text:style-name="T7">(</text:span><text:span text:style-name="T12">"John"</text:span><text:span text:style-name="T7">,</text:span><text:span text:style-name="T8"> </text:span><text:span text:style-name="T12">"Paul"</text:span><text:span text:style-name="T7">,</text:span><text:span text:style-name="T8"> </text:span><text:span text:style-name="T10">10000</text:span><text:span text:style-name="T7">);</text:span></text:p>
      <text:p text:style-name="P11"/>
      <text:p text:style-name="P5"><text:s text:c="6"/><text:span text:style-name="T13">/* List down all the employees */</text:span></text:p>
      <text:p text:style-name="P5"><text:soft-page-break/><text:s text:c="6"/><text:span text:style-name="T8">ME</text:span><text:span text:style-name="T7">.</text:span><text:span text:style-name="T8">listEmployees</text:span><text:span text:style-name="T7">();</text:span></text:p>
      <text:p text:style-name="P11"/>
      <text:p text:style-name="P5"><text:s text:c="6"/><text:span text:style-name="T13">/* Update employee's records */</text:span></text:p>
      <text:p text:style-name="P5"><text:s text:c="6"/><text:span text:style-name="T8">ME</text:span><text:span text:style-name="T7">.</text:span><text:span text:style-name="T8">updateEmployee</text:span><text:span text:style-name="T7">(</text:span><text:span text:style-name="T8">empID1</text:span><text:span text:style-name="T7">,</text:span><text:span text:style-name="T8"> </text:span><text:span text:style-name="T10">5000</text:span><text:span text:style-name="T7">);</text:span></text:p>
      <text:p text:style-name="P11"/>
      <text:p text:style-name="P5"><text:s text:c="6"/><text:span text:style-name="T13">/* Delete an employee from the database */</text:span></text:p>
      <text:p text:style-name="P5"><text:s text:c="6"/><text:span text:style-name="T8">ME</text:span><text:span text:style-name="T7">.</text:span><text:span text:style-name="T8">deleteEmployee</text:span><text:span text:style-name="T7">(</text:span><text:span text:style-name="T8">empID2</text:span><text:span text:style-name="T7">);</text:span></text:p>
      <text:p text:style-name="P11"/>
      <text:p text:style-name="P5"><text:s text:c="6"/><text:span text:style-name="T13">/* List down new list of the employees */</text:span></text:p>
      <text:p text:style-name="P5"><text:s text:c="6"/><text:span text:style-name="T8">ME</text:span><text:span text:style-name="T7">.</text:span><text:span text:style-name="T8">listEmployees</text:span><text:span text:style-name="T7">();</text:span></text:p>
      <text:p text:style-name="P5"><text:s text:c="3"/><text:span text:style-name="T7">}</text:span></text:p>
      <text:p text:style-name="P5"><text:s text:c="3"/><text:span text:style-name="T13">/* Method to CREATE an employee in the database */</text:span></text:p>
      <text:p text:style-name="P5"><text:s text:c="3"/><text:span text:style-name="T3">public</text:span><text:span text:style-name="T8"> </text:span><text:span text:style-name="T5">Integer</text:span><text:span text:style-name="T8"> addEmployee</text:span><text:span text:style-name="T7">(</text:span><text:span text:style-name="T5">String</text:span><text:span text:style-name="T8"> fname</text:span><text:span text:style-name="T7">,</text:span><text:span text:style-name="T8"> </text:span><text:span text:style-name="T5">String</text:span><text:span text:style-name="T8"> lname</text:span><text:span text:style-name="T7">,</text:span><text:span text:style-name="T8"> </text:span><text:span text:style-name="T3">int</text:span><text:span text:style-name="T8"> salary</text:span><text:span text:style-name="T7">){</text:span></text:p>
      <text:p text:style-name="P5"><text:s text:c="6"/><text:span text:style-name="T5">Session</text:span><text:span text:style-name="T8"> session </text:span><text:span text:style-name="T7">=</text:span><text:span text:style-name="T8"> factory</text:span><text:span text:style-name="T7">.</text:span><text:span text:style-name="T8">openSession</text:span><text:span text:style-name="T7">();</text:span></text:p>
      <text:p text:style-name="P5"><text:s text:c="6"/><text:span text:style-name="T5">Transaction</text:span><text:span text:style-name="T8"> tx </text:span><text:span text:style-name="T7">=</text:span><text:span text:style-name="T8"> </text:span><text:span text:style-name="T3">null</text:span><text:span text:style-name="T7">;</text:span></text:p>
      <text:p text:style-name="P5"><text:s text:c="6"/><text:span text:style-name="T5">Integer</text:span><text:span text:style-name="T8"> employeeID </text:span><text:span text:style-name="T7">=</text:span><text:span text:style-name="T8"> </text:span><text:span text:style-name="T3">null</text:span><text:span text:style-name="T7">;</text:span></text:p>
      <text:p text:style-name="P5"><text:s text:c="6"/><text:span text:style-name="T3">try</text:span><text:span text:style-name="T7">{</text:span></text:p>
      <text:p text:style-name="P5"><text:s text:c="9"/><text:span text:style-name="T8">tx </text:span><text:span text:style-name="T7">=</text:span><text:span text:style-name="T8"> session</text:span><text:span text:style-name="T7">.</text:span><text:span text:style-name="T8">beginTransaction</text:span><text:span text:style-name="T7">();</text:span></text:p>
      <text:p text:style-name="P5"><text:s text:c="9"/><text:span text:style-name="T5">Employee</text:span><text:span text:style-name="T8"> employee </text:span><text:span text:style-name="T7">=</text:span><text:span text:style-name="T8"> </text:span><text:span text:style-name="T3">new</text:span><text:span text:style-name="T8"> </text:span><text:span text:style-name="T5">Employee</text:span><text:span text:style-name="T7">(</text:span><text:span text:style-name="T8">fname</text:span><text:span text:style-name="T7">,</text:span><text:span text:style-name="T8"> lname</text:span><text:span text:style-name="T7">,</text:span><text:span text:style-name="T8"> salary</text:span><text:span text:style-name="T7">);</text:span></text:p>
      <text:p text:style-name="P5"><text:s text:c="9"/><text:span text:style-name="T8">employeeID </text:span><text:span text:style-name="T7">=</text:span><text:span text:style-name="T8"> </text:span><text:span text:style-name="T7">(</text:span><text:span text:style-name="T5">Integer</text:span><text:span text:style-name="T7">)</text:span><text:span text:style-name="T8"> session</text:span><text:span text:style-name="T7">.</text:span><text:span text:style-name="T8">save</text:span><text:span text:style-name="T7">(</text:span><text:span text:style-name="T8">employee</text:span><text:span text:style-name="T7">);</text:span><text:span text:style-name="T8"> </text:span></text:p>
      <text:p text:style-name="P5"><text:s text:c="9"/><text:span text:style-name="T8">tx</text:span><text:span text:style-name="T7">.</text:span><text:span text:style-name="T8">commit</text:span><text:span text:style-name="T7">();</text:span></text:p>
      <text:p text:style-name="P5"><text:s text:c="6"/><text:span text:style-name="T7">}</text:span><text:span text:style-name="T3">catch</text:span><text:span text:style-name="T8"> </text:span><text:span text:style-name="T7">(</text:span><text:span text:style-name="T5">HibernateException</text:span><text:span text:style-name="T8"> e</text:span><text:span text:style-name="T7">)</text:span><text:span text:style-name="T8"> </text:span><text:span text:style-name="T7">{</text:span></text:p>
      <text:p text:style-name="P5"><text:s text:c="9"/><text:span text:style-name="T3">if</text:span><text:span text:style-name="T8"> </text:span><text:span text:style-name="T7">(</text:span><text:span text:style-name="T8">tx</text:span><text:span text:style-name="T7">!=</text:span><text:span text:style-name="T3">null</text:span><text:span text:style-name="T7">)</text:span><text:span text:style-name="T8"> tx</text:span><text:span text:style-name="T7">.</text:span><text:span text:style-name="T8">rollback</text:span><text:span text:style-name="T7">();</text:span></text:p>
      <text:p text:style-name="P5"><text:s text:c="9"/><text:span text:style-name="T8">e</text:span><text:span text:style-name="T7">.</text:span><text:span text:style-name="T8">printStackTrace</text:span><text:span text:style-name="T7">();</text:span><text:span text:style-name="T8"> </text:span></text:p>
      <text:p text:style-name="P5"><text:s text:c="6"/><text:span text:style-name="T7">}</text:span><text:span text:style-name="T3">finally</text:span><text:span text:style-name="T8"> </text:span><text:span text:style-name="T7">{</text:span></text:p>
      <text:p text:style-name="P5"><text:s text:c="9"/><text:span text:style-name="T8">session</text:span><text:span text:style-name="T7">.</text:span><text:span text:style-name="T8">close</text:span><text:span text:style-name="T7">();</text:span><text:span text:style-name="T8"> </text:span></text:p>
      <text:p text:style-name="P5"><text:s text:c="6"/><text:span text:style-name="T7">}</text:span></text:p>
      <text:p text:style-name="P5"><text:s text:c="6"/><text:span text:style-name="T3">return</text:span><text:span text:style-name="T8"> employeeID</text:span><text:span text:style-name="T7">;</text:span></text:p>
      <text:p text:style-name="P5"><text:s text:c="3"/><text:span text:style-name="T7">}</text:span></text:p>
      <text:p text:style-name="P5"><text:s text:c="3"/><text:span text:style-name="T13">/* Method to <text:s/>READ all the employees */</text:span></text:p>
      <text:p text:style-name="P5"><text:s text:c="3"/><text:span text:style-name="T3">public</text:span><text:span text:style-name="T8"> </text:span><text:span text:style-name="T3">void</text:span><text:span text:style-name="T8"> listEmployees</text:span><text:span text:style-name="T7">(</text:span><text:span text:style-name="T8"> </text:span><text:span text:style-name="T7">){</text:span></text:p>
      <text:p text:style-name="P5"><text:s text:c="6"/><text:span text:style-name="T5">Session</text:span><text:span text:style-name="T8"> session </text:span><text:span text:style-name="T7">=</text:span><text:span text:style-name="T8"> factory</text:span><text:span text:style-name="T7">.</text:span><text:span text:style-name="T8">openSession</text:span><text:span text:style-name="T7">();</text:span></text:p>
      <text:p text:style-name="P5"><text:s text:c="6"/><text:span text:style-name="T5">Transaction</text:span><text:span text:style-name="T8"> tx </text:span><text:span text:style-name="T7">=</text:span><text:span text:style-name="T8"> </text:span><text:span text:style-name="T3">null</text:span><text:span text:style-name="T7">;</text:span></text:p>
      <text:p text:style-name="P5"><text:s text:c="6"/><text:span text:style-name="T3">try</text:span><text:span text:style-name="T7">{</text:span></text:p>
      <text:p text:style-name="P5"><text:soft-page-break/><text:s text:c="9"/><text:span text:style-name="T8">tx </text:span><text:span text:style-name="T7">=</text:span><text:span text:style-name="T8"> session</text:span><text:span text:style-name="T7">.</text:span><text:span text:style-name="T8">beginTransaction</text:span><text:span text:style-name="T7">();</text:span></text:p>
      <text:p text:style-name="P5"><text:s text:c="9"/><text:span text:style-name="T5">List</text:span><text:span text:style-name="T8"> employees </text:span><text:span text:style-name="T7">=</text:span><text:span text:style-name="T8"> session</text:span><text:span text:style-name="T7">.</text:span><text:span text:style-name="T8">createQuery</text:span><text:span text:style-name="T7">(</text:span><text:span text:style-name="T12">"FROM Employee"</text:span><text:span text:style-name="T7">).</text:span><text:span text:style-name="T8">list</text:span><text:span text:style-name="T7">();</text:span><text:span text:style-name="T8"> </text:span></text:p>
      <text:p text:style-name="P5"><text:s text:c="9"/><text:span text:style-name="T3">for</text:span><text:span text:style-name="T8"> </text:span><text:span text:style-name="T7">(</text:span><text:span text:style-name="T5">Iterator</text:span><text:span text:style-name="T8"> iterator </text:span><text:span text:style-name="T7">=</text:span><text:span text:style-name="T8"> </text:span></text:p>
      <text:p text:style-name="P5"><text:s text:c="27"/><text:span text:style-name="T8">employees</text:span><text:span text:style-name="T7">.</text:span><text:span text:style-name="T8">iterator</text:span><text:span text:style-name="T7">();</text:span><text:span text:style-name="T8"> iterator</text:span><text:span text:style-name="T7">.</text:span><text:span text:style-name="T8">hasNext</text:span><text:span text:style-name="T7">();){</text:span></text:p>
      <text:p text:style-name="P5"><text:s text:c="12"/><text:span text:style-name="T5">Employee</text:span><text:span text:style-name="T8"> employee </text:span><text:span text:style-name="T7">=</text:span><text:span text:style-name="T8"> </text:span><text:span text:style-name="T7">(</text:span><text:span text:style-name="T5">Employee</text:span><text:span text:style-name="T7">)</text:span><text:span text:style-name="T8"> iterator</text:span><text:span text:style-name="T7">.</text:span><text:span text:style-name="T3">next</text:span><text:span text:style-name="T7">();</text:span><text:span text:style-name="T8"> </text:span></text:p>
      <text:p text:style-name="P5"><text:s text:c="12"/><text:span text:style-name="T5">System</text:span><text:span text:style-name="T7">.</text:span><text:span text:style-name="T3">out</text:span><text:span text:style-name="T7">.</text:span><text:span text:style-name="T3">print</text:span><text:span text:style-name="T7">(</text:span><text:span text:style-name="T12">"First Name: "</text:span><text:span text:style-name="T8"> </text:span><text:span text:style-name="T7">+</text:span><text:span text:style-name="T8"> employee</text:span><text:span text:style-name="T7">.</text:span><text:span text:style-name="T8">getFirstName</text:span><text:span text:style-name="T7">());</text:span><text:span text:style-name="T8"> </text:span></text:p>
      <text:p text:style-name="P5"><text:s text:c="12"/><text:span text:style-name="T5">System</text:span><text:span text:style-name="T7">.</text:span><text:span text:style-name="T3">out</text:span><text:span text:style-name="T7">.</text:span><text:span text:style-name="T3">print</text:span><text:span text:style-name="T7">(</text:span><text:span text:style-name="T12">" <text:s/>Last Name: "</text:span><text:span text:style-name="T8"> </text:span><text:span text:style-name="T7">+</text:span><text:span text:style-name="T8"> employee</text:span><text:span text:style-name="T7">.</text:span><text:span text:style-name="T8">getLastName</text:span><text:span text:style-name="T7">());</text:span><text:span text:style-name="T8"> </text:span></text:p>
      <text:p text:style-name="P5"><text:s text:c="12"/><text:span text:style-name="T5">System</text:span><text:span text:style-name="T7">.</text:span><text:span text:style-name="T3">out</text:span><text:span text:style-name="T7">.</text:span><text:span text:style-name="T8">println</text:span><text:span text:style-name="T7">(</text:span><text:span text:style-name="T12">" <text:s/>Salary: "</text:span><text:span text:style-name="T8"> </text:span><text:span text:style-name="T7">+</text:span><text:span text:style-name="T8"> employee</text:span><text:span text:style-name="T7">.</text:span><text:span text:style-name="T8">getSalary</text:span><text:span text:style-name="T7">());</text:span><text:span text:style-name="T8"> </text:span></text:p>
      <text:p text:style-name="P5"><text:s text:c="9"/><text:span text:style-name="T7">}</text:span></text:p>
      <text:p text:style-name="P5"><text:s text:c="9"/><text:span text:style-name="T8">tx</text:span><text:span text:style-name="T7">.</text:span><text:span text:style-name="T8">commit</text:span><text:span text:style-name="T7">();</text:span></text:p>
      <text:p text:style-name="P5"><text:s text:c="6"/><text:span text:style-name="T7">}</text:span><text:span text:style-name="T3">catch</text:span><text:span text:style-name="T8"> </text:span><text:span text:style-name="T7">(</text:span><text:span text:style-name="T5">HibernateException</text:span><text:span text:style-name="T8"> e</text:span><text:span text:style-name="T7">)</text:span><text:span text:style-name="T8"> </text:span><text:span text:style-name="T7">{</text:span></text:p>
      <text:p text:style-name="P5"><text:s text:c="9"/><text:span text:style-name="T3">if</text:span><text:span text:style-name="T8"> </text:span><text:span text:style-name="T7">(</text:span><text:span text:style-name="T8">tx</text:span><text:span text:style-name="T7">!=</text:span><text:span text:style-name="T3">null</text:span><text:span text:style-name="T7">)</text:span><text:span text:style-name="T8"> tx</text:span><text:span text:style-name="T7">.</text:span><text:span text:style-name="T8">rollback</text:span><text:span text:style-name="T7">();</text:span></text:p>
      <text:p text:style-name="P5"><text:s text:c="9"/><text:span text:style-name="T8">e</text:span><text:span text:style-name="T7">.</text:span><text:span text:style-name="T8">printStackTrace</text:span><text:span text:style-name="T7">();</text:span><text:span text:style-name="T8"> </text:span></text:p>
      <text:p text:style-name="P5"><text:s text:c="6"/><text:span text:style-name="T7">}</text:span><text:span text:style-name="T3">finally</text:span><text:span text:style-name="T8"> </text:span><text:span text:style-name="T7">{</text:span></text:p>
      <text:p text:style-name="P5"><text:s text:c="9"/><text:span text:style-name="T8">session</text:span><text:span text:style-name="T7">.</text:span><text:span text:style-name="T8">close</text:span><text:span text:style-name="T7">();</text:span><text:span text:style-name="T8"> </text:span></text:p>
      <text:p text:style-name="P5"><text:s text:c="6"/><text:span text:style-name="T7">}</text:span></text:p>
      <text:p text:style-name="P5"><text:s text:c="3"/><text:span text:style-name="T7">}</text:span></text:p>
      <text:p text:style-name="P5"><text:s text:c="3"/><text:span text:style-name="T13">/* Method to UPDATE salary for an employee */</text:span></text:p>
      <text:p text:style-name="P5"><text:s text:c="3"/><text:span text:style-name="T3">public</text:span><text:span text:style-name="T8"> </text:span><text:span text:style-name="T3">void</text:span><text:span text:style-name="T8"> updateEmployee</text:span><text:span text:style-name="T7">(</text:span><text:span text:style-name="T5">Integer</text:span><text:span text:style-name="T8"> </text:span><text:span text:style-name="T5">EmployeeID</text:span><text:span text:style-name="T7">,</text:span><text:span text:style-name="T8"> </text:span><text:span text:style-name="T3">int</text:span><text:span text:style-name="T8"> salary </text:span><text:span text:style-name="T7">){</text:span></text:p>
      <text:p text:style-name="P5"><text:s text:c="6"/><text:span text:style-name="T5">Session</text:span><text:span text:style-name="T8"> session </text:span><text:span text:style-name="T7">=</text:span><text:span text:style-name="T8"> factory</text:span><text:span text:style-name="T7">.</text:span><text:span text:style-name="T8">openSession</text:span><text:span text:style-name="T7">();</text:span></text:p>
      <text:p text:style-name="P5"><text:s text:c="6"/><text:span text:style-name="T5">Transaction</text:span><text:span text:style-name="T8"> tx </text:span><text:span text:style-name="T7">=</text:span><text:span text:style-name="T8"> </text:span><text:span text:style-name="T3">null</text:span><text:span text:style-name="T7">;</text:span></text:p>
      <text:p text:style-name="P5"><text:s text:c="6"/><text:span text:style-name="T3">try</text:span><text:span text:style-name="T7">{</text:span></text:p>
      <text:p text:style-name="P5"><text:s text:c="9"/><text:span text:style-name="T8">tx </text:span><text:span text:style-name="T7">=</text:span><text:span text:style-name="T8"> session</text:span><text:span text:style-name="T7">.</text:span><text:span text:style-name="T8">beginTransaction</text:span><text:span text:style-name="T7">();</text:span></text:p>
      <text:p text:style-name="P5"><text:s text:c="9"/><text:span text:style-name="T5">Employee</text:span><text:span text:style-name="T8"> employee </text:span><text:span text:style-name="T7">=</text:span><text:span text:style-name="T8"> </text:span></text:p>
      <text:p text:style-name="P5"><text:s text:c="20"/><text:span text:style-name="T7">(</text:span><text:span text:style-name="T5">Employee</text:span><text:span text:style-name="T7">)</text:span><text:span text:style-name="T8">session</text:span><text:span text:style-name="T7">.</text:span><text:span text:style-name="T3">get</text:span><text:span text:style-name="T7">(</text:span><text:span text:style-name="T5">Employee</text:span><text:span text:style-name="T7">.</text:span><text:span text:style-name="T3">class</text:span><text:span text:style-name="T7">,</text:span><text:span text:style-name="T8"> </text:span><text:span text:style-name="T5">EmployeeID</text:span><text:span text:style-name="T7">);</text:span><text:span text:style-name="T8"> </text:span></text:p>
      <text:p text:style-name="P5"><text:s text:c="9"/><text:span text:style-name="T8">employee</text:span><text:span text:style-name="T7">.</text:span><text:span text:style-name="T8">setSalary</text:span><text:span text:style-name="T7">(</text:span><text:span text:style-name="T8"> salary </text:span><text:span text:style-name="T7">);</text:span></text:p>
      <text:p text:style-name="P5"><text:s text:c="17"/><text:span text:style-name="T8">session</text:span><text:span text:style-name="T7">.</text:span><text:span text:style-name="T8">update</text:span><text:span text:style-name="T7">(</text:span><text:span text:style-name="T8">employee</text:span><text:span text:style-name="T7">);</text:span><text:span text:style-name="T8"> </text:span></text:p>
      <text:p text:style-name="P5"><text:s text:c="9"/><text:span text:style-name="T8">tx</text:span><text:span text:style-name="T7">.</text:span><text:span text:style-name="T8">commit</text:span><text:span text:style-name="T7">();</text:span></text:p>
      <text:p text:style-name="P5"><text:s text:c="6"/><text:span text:style-name="T7">}</text:span><text:span text:style-name="T3">catch</text:span><text:span text:style-name="T8"> </text:span><text:span text:style-name="T7">(</text:span><text:span text:style-name="T5">HibernateException</text:span><text:span text:style-name="T8"> e</text:span><text:span text:style-name="T7">)</text:span><text:span text:style-name="T8"> </text:span><text:span text:style-name="T7">{</text:span></text:p>
      <text:p text:style-name="P5"><text:s text:c="9"/><text:span text:style-name="T3">if</text:span><text:span text:style-name="T8"> </text:span><text:span text:style-name="T7">(</text:span><text:span text:style-name="T8">tx</text:span><text:span text:style-name="T7">!=</text:span><text:span text:style-name="T3">null</text:span><text:span text:style-name="T7">)</text:span><text:span text:style-name="T8"> tx</text:span><text:span text:style-name="T7">.</text:span><text:span text:style-name="T8">rollback</text:span><text:span text:style-name="T7">();</text:span></text:p>
      <text:p text:style-name="P5"><text:s text:c="9"/><text:span text:style-name="T8">e</text:span><text:span text:style-name="T7">.</text:span><text:span text:style-name="T8">printStackTrace</text:span><text:span text:style-name="T7">();</text:span><text:span text:style-name="T8"> </text:span></text:p>
      <text:p text:style-name="P5"><text:s text:c="6"/><text:span text:style-name="T7">}</text:span><text:span text:style-name="T3">finally</text:span><text:span text:style-name="T8"> </text:span><text:span text:style-name="T7">{</text:span></text:p>
      <text:p text:style-name="P5"><text:s text:c="9"/><text:span text:style-name="T8">session</text:span><text:span text:style-name="T7">.</text:span><text:span text:style-name="T8">close</text:span><text:span text:style-name="T7">();</text:span><text:span text:style-name="T8"> </text:span></text:p>
      <text:p text:style-name="P5"><text:s text:c="6"/><text:span text:style-name="T7">}</text:span></text:p>
      <text:p text:style-name="P5"><text:soft-page-break/><text:s text:c="3"/><text:span text:style-name="T7">}</text:span></text:p>
      <text:p text:style-name="P5"><text:s text:c="3"/><text:span text:style-name="T13">/* Method to DELETE an employee from the records */</text:span></text:p>
      <text:p text:style-name="P5"><text:s text:c="3"/><text:span text:style-name="T3">public</text:span><text:span text:style-name="T8"> </text:span><text:span text:style-name="T3">void</text:span><text:span text:style-name="T8"> deleteEmployee</text:span><text:span text:style-name="T7">(</text:span><text:span text:style-name="T5">Integer</text:span><text:span text:style-name="T8"> </text:span><text:span text:style-name="T5">EmployeeID</text:span><text:span text:style-name="T7">){</text:span></text:p>
      <text:p text:style-name="P5"><text:s text:c="6"/><text:span text:style-name="T5">Session</text:span><text:span text:style-name="T8"> session </text:span><text:span text:style-name="T7">=</text:span><text:span text:style-name="T8"> factory</text:span><text:span text:style-name="T7">.</text:span><text:span text:style-name="T8">openSession</text:span><text:span text:style-name="T7">();</text:span></text:p>
      <text:p text:style-name="P5"><text:s text:c="6"/><text:span text:style-name="T5">Transaction</text:span><text:span text:style-name="T8"> tx </text:span><text:span text:style-name="T7">=</text:span><text:span text:style-name="T8"> </text:span><text:span text:style-name="T3">null</text:span><text:span text:style-name="T7">;</text:span></text:p>
      <text:p text:style-name="P5"><text:s text:c="6"/><text:span text:style-name="T3">try</text:span><text:span text:style-name="T7">{</text:span></text:p>
      <text:p text:style-name="P5"><text:s text:c="9"/><text:span text:style-name="T8">tx </text:span><text:span text:style-name="T7">=</text:span><text:span text:style-name="T8"> session</text:span><text:span text:style-name="T7">.</text:span><text:span text:style-name="T8">beginTransaction</text:span><text:span text:style-name="T7">();</text:span></text:p>
      <text:p text:style-name="P5"><text:s text:c="9"/><text:span text:style-name="T5">Employee</text:span><text:span text:style-name="T8"> employee </text:span><text:span text:style-name="T7">=</text:span><text:span text:style-name="T8"> </text:span></text:p>
      <text:p text:style-name="P5"><text:s text:c="19"/><text:span text:style-name="T7">(</text:span><text:span text:style-name="T5">Employee</text:span><text:span text:style-name="T7">)</text:span><text:span text:style-name="T8">session</text:span><text:span text:style-name="T7">.</text:span><text:span text:style-name="T3">get</text:span><text:span text:style-name="T7">(</text:span><text:span text:style-name="T5">Employee</text:span><text:span text:style-name="T7">.</text:span><text:span text:style-name="T3">class</text:span><text:span text:style-name="T7">,</text:span><text:span text:style-name="T8"> </text:span><text:span text:style-name="T5">EmployeeID</text:span><text:span text:style-name="T7">);</text:span><text:span text:style-name="T8"> </text:span></text:p>
      <text:p text:style-name="P5"><text:s text:c="9"/><text:span text:style-name="T8">session</text:span><text:span text:style-name="T7">.</text:span><text:span text:style-name="T3">delete</text:span><text:span text:style-name="T7">(</text:span><text:span text:style-name="T8">employee</text:span><text:span text:style-name="T7">);</text:span><text:span text:style-name="T8"> </text:span></text:p>
      <text:p text:style-name="P5"><text:s text:c="9"/><text:span text:style-name="T8">tx</text:span><text:span text:style-name="T7">.</text:span><text:span text:style-name="T8">commit</text:span><text:span text:style-name="T7">();</text:span></text:p>
      <text:p text:style-name="P5"><text:s text:c="6"/><text:span text:style-name="T7">}</text:span><text:span text:style-name="T3">catch</text:span><text:span text:style-name="T8"> </text:span><text:span text:style-name="T7">(</text:span><text:span text:style-name="T5">HibernateException</text:span><text:span text:style-name="T8"> e</text:span><text:span text:style-name="T7">)</text:span><text:span text:style-name="T8"> </text:span><text:span text:style-name="T7">{</text:span></text:p>
      <text:p text:style-name="P5"><text:s text:c="9"/><text:span text:style-name="T3">if</text:span><text:span text:style-name="T8"> </text:span><text:span text:style-name="T7">(</text:span><text:span text:style-name="T8">tx</text:span><text:span text:style-name="T7">!=</text:span><text:span text:style-name="T3">null</text:span><text:span text:style-name="T7">)</text:span><text:span text:style-name="T8"> tx</text:span><text:span text:style-name="T7">.</text:span><text:span text:style-name="T8">rollback</text:span><text:span text:style-name="T7">();</text:span></text:p>
      <text:p text:style-name="P5"><text:s text:c="9"/><text:span text:style-name="T8">e</text:span><text:span text:style-name="T7">.</text:span><text:span text:style-name="T8">printStackTrace</text:span><text:span text:style-name="T7">();</text:span><text:span text:style-name="T8"> </text:span></text:p>
      <text:p text:style-name="P5"><text:s text:c="6"/><text:span text:style-name="T7">}</text:span><text:span text:style-name="T3">finally</text:span><text:span text:style-name="T8"> </text:span><text:span text:style-name="T7">{</text:span></text:p>
      <text:p text:style-name="P5"><text:s text:c="9"/><text:span text:style-name="T8">session</text:span><text:span text:style-name="T7">.</text:span><text:span text:style-name="T8">close</text:span><text:span text:style-name="T7">();</text:span><text:span text:style-name="T8"> </text:span></text:p>
      <text:p text:style-name="P5"><text:s text:c="6"/><text:span text:style-name="T7">}</text:span></text:p>
      <text:p text:style-name="P5"><text:s text:c="3"/><text:span text:style-name="T7">}</text:span></text:p>
      <text:p text:style-name="P7">}</text:p>
      <text:h text:style-name="P12" text:outline-level="2">Compilation and Execution:</text:h>
      <text:p text:style-name="P1">Here are the steps to compile and run the above mentioned application. Make sure you have set PATH and CLASSPATH appropriately before proceeding for the compilation and execution.</text:p>
      <text:list xml:id="list3126872067054645978" text:style-name="L2">
        <text:list-item>
          <text:p text:style-name="P3">Create hibernate.cfg.xml configuration file as explained in configuration chapter.</text:p>
        </text:list-item>
        <text:list-item>
          <text:p text:style-name="P3">Create Employee.hbm.xml mapping file as shown above.</text:p>
        </text:list-item>
        <text:list-item>
          <text:p text:style-name="P3">Create Employee.java source file as shown above and compile it.</text:p>
        </text:list-item>
        <text:list-item>
          <text:p text:style-name="P3">Create ManageEmployee.java source file as shown above and compile it.</text:p>
        </text:list-item>
        <text:list-item>
          <text:p text:style-name="P3">Execute ManageEmployee binary to run the program.</text:p>
        </text:list-item>
      </text:list>
      <text:p text:style-name="P1">You would get following result, and records would be created in EMPLOYEE table.</text:p>
      <text:p text:style-name="P4">$java <text:span text:style-name="T4">ManageEmployee</text:span></text:p>
      <text:p text:style-name="P6"><text:span text:style-name="T6">.......</text:span>VARIOUS LOG MESSAGES WILL DISPLAY HERE<text:span text:style-name="T6">........</text:span></text:p>
      <text:p text:style-name="P11"/>
      <text:p text:style-name="P6"><text:span text:style-name="T4">First</text:span> <text:span text:style-name="T4">Name</text:span><text:span text:style-name="T6">:</text:span> <text:span text:style-name="T4">Zara</text:span> <text:s/><text:span text:style-name="T4">Last</text:span> <text:span text:style-name="T4">Name</text:span><text:span text:style-name="T6">:</text:span> <text:span text:style-name="T4">Ali</text:span> <text:s/><text:span text:style-name="T4">Salary</text:span><text:span text:style-name="T6">:</text:span> <text:span text:style-name="T9">1000</text:span></text:p>
      <text:p text:style-name="P6"><text:soft-page-break/><text:span text:style-name="T4">First</text:span> <text:span text:style-name="T4">Name</text:span><text:span text:style-name="T6">:</text:span> <text:span text:style-name="T4">Daisy</text:span> <text:s/><text:span text:style-name="T4">Last</text:span> <text:span text:style-name="T4">Name</text:span><text:span text:style-name="T6">:</text:span> <text:span text:style-name="T4">Das</text:span> <text:s/><text:span text:style-name="T4">Salary</text:span><text:span text:style-name="T6">:</text:span> <text:span text:style-name="T9">5000</text:span></text:p>
      <text:p text:style-name="P6"><text:span text:style-name="T4">First</text:span> <text:span text:style-name="T4">Name</text:span><text:span text:style-name="T6">:</text:span> <text:span text:style-name="T4">John</text:span> <text:s/><text:span text:style-name="T4">Last</text:span> <text:span text:style-name="T4">Name</text:span><text:span text:style-name="T6">:</text:span> <text:span text:style-name="T4">Paul</text:span> <text:s/><text:span text:style-name="T4">Salary</text:span><text:span text:style-name="T6">:</text:span> <text:span text:style-name="T9">10000</text:span></text:p>
      <text:p text:style-name="P6"><text:span text:style-name="T4">First</text:span> <text:span text:style-name="T4">Name</text:span><text:span text:style-name="T6">:</text:span> <text:span text:style-name="T4">Zara</text:span> <text:s/><text:span text:style-name="T4">Last</text:span> <text:span text:style-name="T4">Name</text:span><text:span text:style-name="T6">:</text:span> <text:span text:style-name="T4">Ali</text:span> <text:s/><text:span text:style-name="T4">Salary</text:span><text:span text:style-name="T6">:</text:span> <text:span text:style-name="T9">5000</text:span></text:p>
      <text:p text:style-name="P6"><text:span text:style-name="T4">First</text:span> <text:span text:style-name="T4">Name</text:span><text:span text:style-name="T6">:</text:span> <text:span text:style-name="T4">John</text:span> <text:s/><text:span text:style-name="T4">Last</text:span> <text:span text:style-name="T4">Name</text:span><text:span text:style-name="T6">:</text:span> <text:span text:style-name="T4">Paul</text:span> <text:s/><text:span text:style-name="T4">Salary</text:span><text:span text:style-name="T6">:</text:span> <text:span text:style-name="T9">10000</text:span></text:p>
      <text:p text:style-name="P1">If you check your EMPLOYEE table, it should have following records:</text:p>
      <text:p text:style-name="P4">mysql<text:span text:style-name="T6">&gt;</text:span> <text:span text:style-name="T2">select</text:span> <text:span text:style-name="T6">*</text:span> <text:span text:style-name="T2">from</text:span> EMPLOYEE<text:span text:style-name="T6">;</text:span></text:p>
      <text:p text:style-name="P7">+----+------------+-----------+--------+</text:p>
      <text:p text:style-name="P6"><text:span text:style-name="T6">|</text:span> id <text:span text:style-name="T6">|</text:span> first_name <text:span text:style-name="T6">|</text:span> last_name <text:span text:style-name="T6">|</text:span> salary <text:span text:style-name="T6">|</text:span></text:p>
      <text:p text:style-name="P7">+----+------------+-----------+--------+</text:p>
      <text:p text:style-name="P6"><text:span text:style-name="T6">|</text:span> <text:span text:style-name="T9">29</text:span> <text:span text:style-name="T6">|</text:span> <text:span text:style-name="T4">Zara</text:span> <text:s text:c="6"/><text:span text:style-name="T6">|</text:span> <text:span text:style-name="T4">Ali</text:span> <text:s text:c="6"/><text:span text:style-name="T6">|</text:span> <text:s text:c="2"/><text:span text:style-name="T9">5000</text:span> <text:span text:style-name="T6">|</text:span></text:p>
      <text:p text:style-name="P6"><text:span text:style-name="T6">|</text:span> <text:span text:style-name="T9">31</text:span> <text:span text:style-name="T6">|</text:span> <text:span text:style-name="T4">John</text:span> <text:s text:c="6"/><text:span text:style-name="T6">|</text:span> <text:span text:style-name="T4">Paul</text:span> <text:s text:c="5"/><text:span text:style-name="T6">|</text:span> <text:s/><text:span text:style-name="T9">10000</text:span> <text:span text:style-name="T6">|</text:span></text:p>
      <text:p text:style-name="P7">+----+------------+-----------+--------+</text:p>
      <text:p text:style-name="P6"><text:span text:style-name="T9">2</text:span> rows <text:span text:style-name="T2">in</text:span> <text:span text:style-name="T2">set</text:span> <text:span text:style-name="T6">(</text:span><text:span text:style-name="T9">0.00</text:span> sec</text:p>
      <text:p text:style-name="P11"/>
      <text:p text:style-name="P6">mysql<text:span text:style-name="T6">&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aco, Consolas, 'Courier New', monospace"/>
    <style:font-face style:name="Open Sans" svg:font-family="'Open Sans', Arial, sans-serif"/>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08T21:28:35.25</meta:creation-date>
    <meta:document-statistic meta:table-count="0" meta:image-count="0" meta:object-count="0" meta:page-count="8" meta:paragraph-count="212" meta:word-count="1294" meta:character-count="10066"/>
    <dc:date>2015-08-08T21:29:12.02</dc:date>
    <meta:editing-duration>PT37S</meta:editing-duration>
    <meta:editing-cycles>1</meta:editing-cycles>
    <meta:generator>OpenOffice/4.1.1$Win32 OpenOffice.org_project/411m6$Build-9775</meta:generator>
  </office:meta>
</office:document-meta>
</file>